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ndo clamav</text:p>
      <text:p text:style-name="Standard"/>
      <text:p text:style-name="Standard"/>
      <text:p text:style-name="Standard"/>
      <text:p text:style-name="Standard">root@crn-deb6:~# apt-get install clamav clamav-freshclam libclamav-dev libclamav6 clamav-testfiles libclamunrar6 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Se instalarán los siguientes paquetes extras: </text:p>
      <text:p text:style-name="Standard"><text:s text:c="2"/>binutils clamav-base gcc gcc-4.4 libbz2-dev libc-dev-bin libc6-dev libidn11-dev libssl-dev libtommath-dev libtommath-docs libtommath0 </text:p>
      <text:p text:style-name="Standard"><text:s text:c="2"/>linux-libc-dev manpages-dev zlib1g-dev </text:p>
      <text:p text:style-name="Standard">Paquetes sugeridos: </text:p>
      <text:p text:style-name="Standard"><text:s text:c="2"/>binutils-doc clamav-docs gcc-multilib make autoconf automake1.9 libtool flex bison gdb gcc-doc gcc-4.4-multilib libmudflap0-4.4-dev </text:p>
      <text:p text:style-name="Standard"><text:s text:c="2"/>gcc-4.4-doc gcc-4.4-locales libgcc1-dbg libgomp1-dbg libmudflap0-dbg libcloog-ppl0 libppl-c2 libppl7 glibc-doc </text:p>
      <text:p text:style-name="Standard">Se instalarán los siguientes paquetes NUEVOS: </text:p>
      <text:p text:style-name="Standard"><text:s text:c="2"/>binutils clamav clamav-base clamav-freshclam clamav-testfiles gcc gcc-4.4 libbz2-dev libc-dev-bin libc6-dev libclamav-dev libclamav6 </text:p>
      <text:p text:style-name="Standard"><text:s text:c="2"/>libclamunrar6 libidn11-dev libssl-dev libtommath-dev libtommath-docs libtommath0 linux-libc-dev manpages-dev zlib1g-dev </text:p>
      <text:p text:style-name="Standard">0 actualizados, 21 se instalarán, 0 para eliminar y 0 no actualizados. </text:p>
      <text:p text:style-name="Standard">Necesito descargar 56,2 MB de archivos. </text:p>
      <text:p text:style-name="Standard">Se utilizarán 98,7 MB de espacio de disco adicional después de esta operación. </text:p>
      <text:p text:style-name="Standard">¿Desea continuar [S/n]? </text:p>
      <text:p text:style-name="Standard"/>
      <text:p text:style-name="Standard"/>
      <text:p text:style-name="Standard"/>
      <text:p text:style-name="Standard">dpkg-reconfigure clamav-freshclam</text:p>
      <text:p text:style-name="Standard"/>
      <text:p text:style-name="Standard">actualizar por cron</text:p>
      <text:p text:style-name="Standard">mirror en chile</text:p>
      <text:p text:style-name="Standard">actualizar a la hora</text:p>
      <text:p text:style-name="Standard"/>
      <text:p text:style-name="Standard">OK</text:p>
      <text:p text:style-name="Standard"/>
      <text:p text:style-name="Standard">testear #clamscan /usr/share/clamav-testfiles</text:p>
      <text:p text:style-name="Standard"/>
      <text:p text:style-name="Standard">OK</text:p>
      <text:p text:style-name="Standard"/>
      <text:p text:style-name="Standard">Instalar clamav-daemon</text:p>
      <text:p text:style-name="Standard"/>
      <text:p text:style-name="Standard">root@crn-deb6:/etc/init.d# apt-get install clamav-daemon 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Paquetes sugeridos: </text:p>
      <text:p text:style-name="Standard"><text:s text:c="2"/>daemon clamav-docs </text:p>
      <text:p text:style-name="Standard">Se instalarán los siguientes paquetes NUEVOS: </text:p>
      <text:p text:style-name="Standard"><text:s text:c="2"/>clamav-daemon </text:p>
      <text:p text:style-name="Standard"><text:soft-page-break/>0 actualizados, 1 se instalarán, 0 para eliminar y 0 no actualizados. </text:p>
      <text:p text:style-name="Standard">Necesito descargar 410 kB de archivos. </text:p>
      <text:p text:style-name="Standard">Se utilizarán 831 kB de espacio de disco adicional después de esta operación. </text:p>
      <text:p text:style-name="Standard">Des:1 http://ftp.cl.debian.org/debian/ squeeze/main clamav-daemon i386 0.97+dfsg-2~squeeze1 [410 kB] </text:p>
      <text:p text:style-name="Standard">Descargados 410 kB en 2seg. (146 kB/s) </text:p>
      <text:p text:style-name="Standard">Seleccionando el paquete clamav-daemon previamente no seleccionado. </text:p>
      <text:p text:style-name="Standard">(Leyendo la base de datos ... 120708 ficheros o directorios instalados actualmente.) </text:p>
      <text:p text:style-name="Standard">Desempaquetando clamav-daemon (de .../clamav-daemon_0.97+dfsg-2~squeeze1_i386.deb) ... </text:p>
      <text:p text:style-name="Standard">Procesando disparadores para man-db ... </text:p>
      <text:p text:style-name="Standard">Configurando clamav-daemon (0.97+dfsg-2~squeeze1) ... </text:p>
      <text:p text:style-name="Standard">Starting ClamAV daemon: clamd . </text:p>
      <text:p text:style-name="Standard">root@crn-deb6:/etc/init.d# clamd </text:p>
      <text:p text:style-name="Standard">clamd <text:s text:c="5"/>clamdscan <text:s/>clamdtop <text:s text:c="2"/></text:p>
      <text:p text:style-name="Standard">root@crn-deb6:/etc/init.d# clamdscan /usr/share/clamav-testfiles/ </text:p>
      <text:p text:style-name="Standard"/>
      <text:p text:style-name="Standard">Y OK</text:p>
      <text:p text:style-name="Standard"/>
      <text:p text:style-name="Standard">Chequear que esta funcionando</text:p>
      <text:p text:style-name="Standard"/>
      <text:p text:style-name="Standard">root@crn-deb6:/etc/init.d# ps -ef | grep clam</text:p>
      <text:p text:style-name="Standard">root <text:s text:c="4"/>20335 <text:s text:c="4"/>1 <text:s/>4 14:49 ? <text:s text:c="7"/>00:00:09 /usr/sbin/clamd</text:p>
      <text:p text:style-name="Standard">root <text:s text:c="4"/>20389 14007 <text:s/>0 14:52 pts/2 <text:s text:c="3"/>00:00:00 grep clam</text:p>
      <text:p text:style-name="Standard">root@crn-deb6:/etc/init.d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4T10:53:24</meta:creation-date>
    <dc:date>2011-10-04T11:53:27</dc:date>
    <dc:creator>Manuel Campos</dc:creator>
    <meta:editing-duration>PT28M35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2" meta:paragraph-count="54" meta:word-count="303" meta:character-count="2734"/>
  </office:meta>
</office:document-meta>
</file>